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ListenerEndpointTests.setupMessageContainerNo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ListenerEndpointTests.setupJmsMessageContainerFul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msListenerEndpointTests.setupJcaMessageContainerFul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msListenerEndpointTests.setupConcurrencySimple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ListenerEndpointTests.setupMessageContainerUnsupported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